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g /m^3</text:p>
          </table:table-cell>
          <table:table-cell office:value-type="string" calcext:value-type="string">
            <text:p>Seawater den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wp</text:p>
          </table:table-cell>
          <table:table-cell table:formula="of:=7/8*[.B3]*[.B4]" office:value-type="float" office:value="35.6545" calcext:value-type="float">
            <text:p>35.6545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Waterplane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abla</text:p>
          </table:table-cell>
          <table:table-cell table:formula="of:=[.B8]*[.B6]" office:value-type="float" office:value="42.7854" calcext:value-type="float">
            <text:p>42.7854</text:p>
          </table:table-cell>
          <table:table-cell office:value-type="string" calcext:value-type="string">
            <text:p>m^3</text:p>
          </table:table-cell>
          <table:table-cell office:value-type="string" calcext:value-type="string">
            <text:p>Displaced volume</text:p>
          </table:table-cell>
          <table:table-cell office:value-type="string" calcext:value-type="string">
            <text:p>Rectangular estimat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[.B9]*[.B5]" office:value-type="float" office:value="43812.2496" calcext:value-type="float">
            <text:p>43812.2496</text:p>
          </table:table-cell>
          <table:table-cell office:value-type="string" calcext:value-type="string">
            <text:p>kg <text:s/></text:p>
          </table:table-cell>
          <table:table-cell office:value-type="string" calcext:value-type="string">
            <text:p>Rectangular estima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gment of circle estim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table:style-name="ce1" table:formula="of:=7/8" office:value-type="float" office:value="0.875" calcext:value-type="float">
            <text:p>0.875</text:p>
          </table:table-cell>
          <table:table-cell/>
          <table:table-cell office:value-type="string" calcext:value-type="string">
            <text:p>Note – this is equiv. to 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f</text:p>
          </table:table-cell>
          <table:table-cell table:formula="of:=[.B13]*[.B4]/2" office:value-type="float" office:value="1.837" calcext:value-type="float">
            <text:p>1.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egment</text:p>
          </table:table-cell>
          <table:table-cell table:formula="of:=[.B15]^2*ACOS(([.B15]-[.B6])/[.B15])-([.B15]-[.B6])*SQRT(2*[.B15]*[.B6]-[.B6]^2)" office:value-type="float" office:value="3.00820876443549" calcext:value-type="float">
            <text:p>3.0082087644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nabla</text:p>
          </table:table-cell>
          <table:table-cell table:formula="of:=[.B16]*[.B14]*[.B3]" office:value-type="float" office:value="32.1126285603488" calcext:value-type="float">
            <text:p>32.1126285603488</text:p>
          </table:table-cell>
          <table:table-cell/>
          <table:table-cell office:value-type="string" calcext:value-type="string">
            <text:p>Displaced volume</text:p>
          </table:table-cell>
          <table:table-cell office:value-type="string" calcext:value-type="string">
            <text:p>Rectangular estimat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[.B17]*[.B5]" office:value-type="float" office:value="32883.3316457972" calcext:value-type="float">
            <text:p>32883.3316457972</text:p>
          </table:table-cell>
          <table:table-cell/>
          <table:table-cell office:value-type="string" calcext:value-type="string">
            <text:p>Compares well with this.. <text:a xlink:href="https://www.boatus.com/magazine/2016/october/new-boats-over-40-feet.asp" xlink:type="simple">https://www.boatus.com/magazine/2016/october/new-boats-over-40-feet.asp</text:a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ment of inertia based on a cyli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dimensional</text:p>
          </table:table-cell>
          <table:table-cell table:number-columns-repeated="2"/>
          <table:table-cell office:value-type="string" calcext:value-type="string">
            <text:p>Dimensional</text:p>
          </table:table-cell>
          <table:table-cell office:value-type="string" calcext:value-type="string">
            <text:p>m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Ixx/m</text:p>
          </table:table-cell>
          <table:table-cell table:formula="of:=0.5*[.B21]^2" office:value-type="float" office:value="0.6272" calcext:value-type="float">
            <text:p>0.6272</text:p>
          </table:table-cell>
          <table:table-cell/>
          <table:table-cell office:value-type="string" calcext:value-type="string">
            <text:p>Ixx</text:p>
          </table:table-cell>
          <table:table-cell table:formula="of:=[.B23]*[.F22]" office:value-type="float" office:value="20697.6" calcext:value-type="float">
            <text:p>20697.6</text:p>
          </table:table-cell>
          <table:table-cell/>
        </table:table-row>
        <table:table-row table:style-name="ro1">
          <table:table-cell office:value-type="string" calcext:value-type="string">
            <text:p>Iyy/m = Izz/m</text:p>
          </table:table-cell>
          <table:table-cell table:formula="of:=1/12*(3*[.B21]^2+[.B3]^2)" office:value-type="float" office:value="12.7169333333333" calcext:value-type="float">
            <text:p>12.7169333333333</text:p>
          </table:table-cell>
          <table:table-cell/>
          <table:table-cell office:value-type="string" calcext:value-type="string">
            <text:p>Iyy = Izz</text:p>
          </table:table-cell>
          <table:table-cell table:formula="of:=[.F22]*[.B24]" office:value-type="float" office:value="419658.8" calcext:value-type="float">
            <text:p>419658.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ltrop method – 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<text:s/></text:p>
          </table:table-cell>
          <table:table-cell table:formula="of:=[.B16]" office:value-type="float" office:value="3.00820876443549" calcext:value-type="float">
            <text:p>3.00820876443549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Max. section area – based on segment of cir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table:formula="of:=[.B17]/([.B27]*[.B3])" office:value-type="float" office:value="0.875" calcext:value-type="float">
            <text:p>0.875</text:p>
          </table:table-cell>
          <table:table-cell/>
          <table:table-cell office:value-type="string" calcext:value-type="string">
            <text:p>Prismatic co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</text:p>
          </table:table-cell>
          <table:table-cell table:formula="of:=[.B17]/([.B3]*[.B4]*[.B6])" office:value-type="float" office:value="0.656732202814634" calcext:value-type="float">
            <text:p>0.656732202814634</text:p>
          </table:table-cell>
          <table:table-cell/>
          <table:table-cell office:value-type="string" calcext:value-type="string">
            <text:p>Block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 normal stern section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formula="of:=[.B3]*(1-[.B28])" office:value-type="float" office:value="1.525" calcext:value-type="float">
            <text:p>1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k</text:p>
          </table:table-cell>
          <table:table-cell table:formula="of:=0.93 + 0.487*([.B4]/[.B3])^1.068*([.B6]/[.B3])^0.46106*([.B3]/[.B31])^0.121563*([.B3]^3/[.B17])^0.36486*(1-[.B28])^(-0.604257)" office:value-type="float" office:value="1.75632500591512" calcext:value-type="float">
            <text:p>1.75632500591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ctional dr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-making res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/L</text:p>
          </table:table-cell>
          <table:table-cell table:formula="of:=[.B4]/[.B3]" office:value-type="float" office:value="0.273770491803279" calcext:value-type="float">
            <text:p>0.273770491803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B</text:p>
          </table:table-cell>
          <table:table-cell table:formula="of:=[.B3]/[.B4]" office:value-type="float" office:value="3.65269461077844" calcext:value-type="float">
            <text:p>3.65269461077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p</text:p>
          </table:table-cell>
          <table:table-cell table:formula="of:=7/8" office:value-type="float" office:value="0.875" calcext:value-type="float">
            <text:p>0.875</text:p>
          </table:table-cell>
          <table:table-cell/>
          <table:table-cell office:value-type="string" calcext:value-type="string">
            <text:p>Waterplane co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table:formula="of:=1+89*EXP(-1*([.B36])^0.80856*(1-[.B37])^0.30484*(1-[.B28])^0.6467*([.B31]/[.B4])^0.34574*(100*[.B17]/[.B3]^3)^0.16302)" office:value-type="float" office:value="64.9981507238718" calcext:value-type="float">
            <text:p>64.99815072387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ull Form Coeffici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 <text:s/></text:p>
          </table:table-cell>
          <table:table-cell table:formula="of:=[.B27]" office:value-type="float" office:value="3.00820876443549" calcext:value-type="float">
            <text:p>3.0082087644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nabla</text:p>
          </table:table-cell>
          <table:table-cell table:formula="of:=[.B17]" office:value-type="float" office:value="32.1126285603488" calcext:value-type="float">
            <text:p>32.1126285603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formula="of:=[.B3]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table:formula="of:=[.B42]/([.B41]*[.B43])"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</text:p>
          </table:table-cell>
          <table:table-cell table:formula="of:=[.B42]/[.B43]^3" office:value-type="float" office:value="0.0176846457194373" calcext:value-type="float">
            <text:p>0.017684645719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x</text:p>
          </table:table-cell>
          <table:table-cell table:formula="of:=[.B41]/([.B4]*[.B6])" office:value-type="float" office:value="0.75055108893101" calcext:value-type="float">
            <text:p>0.7505510889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table:formula="of:=[.B42]/([.B3]*[.B4]*[.B6])" office:value-type="float" office:value="0.656732202814634" calcext:value-type="float">
            <text:p>0.656732202814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v</text:p>
          </table:table-cell>
          <table:table-cell table:formula="of:=[.B42]/([.B8]*[.B6])" office:value-type="float" office:value="0.75055108893101" calcext:value-type="float">
            <text:p>0.75055108893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p</text:p>
          </table:table-cell>
          <table:table-cell table:formula="of:=[.B8]/([.B3]*[.B4])" office:value-type="float" office:value="0.875" calcext:value-type="float">
            <text:p>0.8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1:56:08.90711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1:14:39.523855772</meta:creation-date>
    <dc:date>2020-09-13T17:55:48.198504604</dc:date>
    <meta:editing-duration>PT1H55M</meta:editing-duration>
    <meta:editing-cycles>4</meta:editing-cycles>
    <meta:generator>LibreOffice/6.0.7.3$Linux_X86_64 LibreOffice_project/00m0$Build-3</meta:generator>
    <meta:document-statistic meta:table-count="1" meta:cell-count="114" meta:object-count="0"/>
  </office:meta>
</office:document-meta>
</file>